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4.075cm"/>
    </style:style>
    <style:style style:name="co3" style:family="table-column">
      <style:table-column-properties fo:break-before="auto" style:column-width="5.768cm"/>
    </style:style>
    <style:style style:name="co5" style:family="table-column">
      <style:table-column-properties fo:break-before="auto" style:column-width="4.339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2" table:default-cell-style-name="ce5"/>
        <table:table-column table:style-name="co3" table:default-cell-style-name="ce5"/>
        <table:table-column table:style-name="co5" table:default-cell-style-name="ce5"/>
        <table:table-column table:style-name="co3" table:default-cell-style-name="ce5"/>
        <table:table-column table:style-name="co4" table:number-columns-repeated="1020" table:default-cell-style-name="ce5"/>
        <table:table-row table:style-name="ro1">
          <table:table-cell table:style-name="ce2" office:value-type="string" calcext:value-type="string">
            <text:p>Platform URI</text:p>
          </table:table-cell>
          <table:table-cell table:style-name="ce2" office:value-type="string" calcext:value-type="string">
            <text:p>Platform has &lt;relationship&gt; Sensor</text:p>
          </table:table-cell>
          <table:table-cell table:style-name="ce2" office:value-type="string" calcext:value-type="string">
            <text:p>Sensor URI</text:p>
          </table:table-cell>
          <table:table-cell table:style-name="ce7" office:value-type="string" calcext:value-type="string">
            <text:p>Sensor has &lt;relationship&gt; 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alos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palsar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aqu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amsre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aqu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modi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aur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om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coriolis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windSat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dmsp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ssm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dmsp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ssmi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aatsr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asar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gomo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meri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mipa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ra2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sciamachy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rs1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amiW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rs1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atsr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rs1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ra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rs2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amiW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rs2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atsr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rs2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gome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rs2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ra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fengyun3B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mwr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comW1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amsr2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fo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gfora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oes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goesImager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osat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tansoCa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osat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tansoFt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icesat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gla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jason1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poseidon2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jason2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poseidon3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etmplu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tm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ms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ol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tir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air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amsu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ascat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avhrr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avhrrGac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gome2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ias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sg1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sevir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sg3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sevir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tsat1R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jam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imbus7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smmr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avhrr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avhrrGac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avhrrLac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avhrrHrpt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odin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osiri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odin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smr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orbview2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seaWiF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parasol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polder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scisat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ace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scisat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aceFt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spot4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vegetation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spot5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hr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terr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modis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terr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sarX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terra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aster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topexPoseidon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posedion1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trmm</text:p>
          </table:table-cell>
          <table:table-cell table:style-name="ce6" office:value-type="string" calcext:value-type="string">
            <text:p>hasSensor</text:p>
          </table:table-cell>
          <table:table-cell table:style-name="ce3" office:value-type="string" calcext:value-type="string">
            <text:p>sens_tmi</text:p>
          </table:table-cell>
          <table:table-cell table:style-name="ce6" office:value-type="string" calcext:value-type="string">
            <text:p>hasPlatform</text:p>
          </table:table-cell>
          <table:table-cell table:number-columns-repeated="1020"/>
        </table:table-row>
        <table:table-row table:style-name="ro1" table:number-rows-repeated="1048509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4" table:number-columns-repeated="1024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4" table:number-columns-repeated="1024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13:22:42.8280991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0-29T15:32:23Z</meta:creation-date>
    <dc:date>2016-04-28T13:22:59.073482710</dc:date>
    <meta:editing-cycles>5</meta:editing-cycles>
    <meta:editing-duration>PT6M50S</meta:editing-duration>
    <meta:document-statistic meta:table-count="3" meta:cell-count="256" meta:object-count="0"/>
  </office:meta>
</office:document-meta>
</file>